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08ebe7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08ebe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1109b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12873f" style:font-size-asian="10pt" style:font-weight-asian="normal" style:font-size-complex="10pt" style:font-weight-complex="normal"/>
    </style:style>
    <style:style style:name="T1" style:family="text">
      <style:text-properties officeooo:rsid="002eb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if test="myset({'test':1})"&gt;</text:placeholder></text:p>
      <text:p text:style-name="P2"><text:span text:style-name="T1"><text:placeholder text:placeholder-type="text">&lt;/if&gt;</text:placeholder></text:span></text:p>
      <text:p text:style-name="P3"><text:placeholder text:placeholder-type="text">&lt;if test="myset({'test':myget('test')+1})"&gt;</text:placeholder></text:p>
      <text:p text:style-name="P4"><text:span text:style-name="T1"><text:placeholder text:placeholder-type="text">&lt;/if&gt;</text:placeholder></text:span></text:p>
      <text:p text:style-name="P1"><text:placeholder text:placeholder-type="text">&lt;myget('test'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SV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carafía</meta:initial-creator>
    <meta:creation-date>2013-06-27T18:41:48</meta:creation-date>
    <dc:date>2013-06-27T18:49:50</dc:date>
    <dc:creator>Juan Scarafía</dc:creator>
    <meta:editing-duration>PT7M32S</meta:editing-duration>
    <meta:editing-cycles>12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7" meta:character-count="86" meta:non-whitespace-character-count="84"/>
  </office:meta>
</office:document-meta>
</file>